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97BC351C957B1470.png" manifest:media-type="image/png"/>
  <manifest:file-entry manifest:full-path="Pictures/1000020100000640000003839852670A6450C6A7.png" manifest:media-type="image/png"/>
  <manifest:file-entry manifest:full-path="Pictures/100002010000064000000383866EEC4F389792E6.png" manifest:media-type="image/png"/>
  <manifest:file-entry manifest:full-path="Pictures/10000201000006400000038357C83A62E070EF0E.png" manifest:media-type="image/png"/>
  <manifest:file-entry manifest:full-path="Pictures/100002010000064000000383D02DDEB34ED34DBE.png" manifest:media-type="image/png"/>
  <manifest:file-entry manifest:full-path="Pictures/1000020100000640000003834B15CCEB679FFB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0fd57" officeooo:paragraph-rsid="0010fd5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12fdd" officeooo:paragraph-rsid="00112fd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3c25e" officeooo:paragraph-rsid="0013c25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3f8c6" officeooo:paragraph-rsid="0013f8c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3f8c6" officeooo:paragraph-rsid="0013f8c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65d98" officeooo:paragraph-rsid="0013f8c6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doo en mode desenvolupador (ampliació)</text:p>
      <text:p text:style-name="P1"/>
      <text:p text:style-name="P2">E1</text:p>
      <text:p text:style-name="P2"/>
      <text:p text:style-name="P2"><draw:frame draw:style-name="fr1" draw:name="Imatge1" text:anchor-type="char" svg:width="17.59cm" svg:height="9.883cm" draw:z-index="0"><draw:image xlink:href="Pictures/1000020100000640000003834B15CCEB679FFBC6.png" xlink:type="simple" xlink:show="embed" xlink:actuate="onLoad" loext:mime-type="image/png"/></draw:frame></text:p>
      <text:p text:style-name="P3">E2</text:p>
      <text:p text:style-name="P3"/>
      <text:p text:style-name="P3"><draw:frame draw:style-name="fr1" draw:name="Imatge2" text:anchor-type="char" svg:width="17.59cm" svg:height="9.883cm" draw:z-index="1"><draw:image xlink:href="Pictures/100002010000064000000383D02DDEB34ED34DBE.png" xlink:type="simple" xlink:show="embed" xlink:actuate="onLoad" loext:mime-type="image/png"/></draw:frame></text:p>
      <text:p text:style-name="P4"><text:soft-page-break/>E3</text:p>
      <text:p text:style-name="P4"/>
      <text:p text:style-name="P4"><draw:frame draw:style-name="fr1" draw:name="Imatge3" text:anchor-type="char" svg:width="17.59cm" svg:height="9.883cm" draw:z-index="4"><draw:image xlink:href="Pictures/10000201000006400000038357C83A62E070EF0E.png" xlink:type="simple" xlink:show="embed" xlink:actuate="onLoad" loext:mime-type="image/png"/></draw:frame></text:p>
      <text:p text:style-name="P4">E4.1</text:p>
      <text:p text:style-name="P4"/>
      <text:p text:style-name="P4"><draw:frame draw:style-name="fr1" draw:name="Imatge4" text:anchor-type="char" svg:width="17.59cm" svg:height="9.883cm" draw:z-index="2"><draw:image xlink:href="Pictures/100002010000064000000383866EEC4F389792E6.png" xlink:type="simple" xlink:show="embed" xlink:actuate="onLoad" loext:mime-type="image/png"/></draw:frame></text:p>
      <text:p text:style-name="P4"/>
      <text:p text:style-name="P4"/>
      <text:p text:style-name="P4"><text:soft-page-break/>E4.2</text:p>
      <text:p text:style-name="P4"/>
      <text:p text:style-name="P4"><draw:frame draw:style-name="fr1" draw:name="Imatge5" text:anchor-type="char" svg:width="17.59cm" svg:height="9.883cm" draw:z-index="5"><draw:image xlink:href="Pictures/1000020100000640000003839852670A6450C6A7.png" xlink:type="simple" xlink:show="embed" xlink:actuate="onLoad" loext:mime-type="image/png"/></draw:frame></text:p>
      <text:p text:style-name="P4">E5</text:p>
      <text:p text:style-name="P4"/>
      <text:p text:style-name="P4"><draw:frame draw:style-name="fr2" draw:name="Imatge6" text:anchor-type="char" svg:width="17.59cm" svg:height="9.883cm" draw:z-index="3"><draw:image xlink:href="Pictures/10000201000006400000038397BC351C957B1470.png" xlink:type="simple" xlink:show="embed" xlink:actuate="onLoad" loext:mime-type="image/png"/></draw:frame></text:p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6" meta:object-count="0" meta:page-count="3" meta:paragraph-count="7" meta:word-count="11" meta:character-count="55" meta:non-whitespace-character-count="51"/>
  </office:meta>
</office:document-meta>
</file>